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b80" officeooo:paragraph-rsid="00045b80"/>
    </style:style>
    <style:style style:name="P2" style:family="paragraph" style:parent-style-name="Standard">
      <style:text-properties officeooo:paragraph-rsid="00045b80"/>
    </style:style>
    <style:style style:name="P3" style:family="paragraph" style:parent-style-name="Standard">
      <style:text-properties fo:color="#000000" loext:opacity="100%" fo:font-size="11pt" officeooo:paragraph-rsid="00045b80" style:font-size-asian="11pt" style:font-size-complex="11pt"/>
    </style:style>
    <style:style style:name="P4" style:family="paragraph" style:parent-style-name="Standard">
      <style:text-properties fo:color="#000000" loext:opacity="100%" fo:font-size="11pt" officeooo:rsid="00057b5c" officeooo:paragraph-rsid="00057b5c" style:font-size-asian="11pt" style:font-size-complex="11pt"/>
    </style:style>
    <style:style style:name="T1" style:family="text">
      <style:text-properties officeooo:rsid="00045b80"/>
    </style:style>
    <style:style style:name="T2" style:family="text">
      <style:text-properties fo:font-variant="normal" fo:text-transform="none" fo:color="#bdc1c6" loext:opacity="100%" style:font-name="arial" fo:font-size="8.39999961853027pt" fo:letter-spacing="normal" fo:font-style="normal" fo:font-weight="normal"/>
    </style:style>
    <style:style style:name="T3" style:family="text">
      <style:text-properties fo:font-variant="normal" fo:text-transform="none" fo:color="#bdc1c6" loext:opacity="100%" style:font-name="arial" fo:font-size="8.39999961853027pt" fo:letter-spacing="normal" fo:font-style="normal" fo:font-weight="normal" style:font-size-asian="11pt" style:font-size-complex="11pt"/>
    </style:style>
    <style:style style:name="T4" style:family="text">
      <style:text-properties fo:font-variant="normal" fo:text-transform="none" fo:color="#bdc1c6" loext:opacity="100%" fo:letter-spacing="normal"/>
    </style:style>
    <style:style style:name="T5" style:family="text">
      <style:text-properties fo:font-variant="normal" fo:text-transform="none" fo:color="#000000" loext:opacity="100%" style:font-name="arial" fo:font-size="8.39999961853027pt" fo:letter-spacing="normal" fo:font-style="normal" fo:font-weight="normal"/>
    </style:style>
    <style:style style:name="T6" style:family="text">
      <style:text-properties fo:font-variant="normal" fo:text-transform="none" fo:color="#000000" loext:opacity="100%" style:font-name="arial" fo:font-size="11pt" fo:letter-spacing="normal" fo:font-style="normal" fo:font-weight="normal" style:font-size-asian="11pt" style:font-size-complex="11pt"/>
    </style:style>
    <style:style style:name="T7" style:family="text">
      <style:text-properties fo:font-variant="normal" fo:text-transform="none" style:font-name="arial" fo:font-size="8.39999961853027pt" fo:letter-spacing="normal" fo:font-style="normal" fo:font-weight="normal"/>
    </style:style>
    <style:style style:name="T8" style:family="text">
      <style:text-properties fo:font-variant="normal" fo:text-transform="none" style:font-name="arial" fo:font-size="8.39999961853027pt" fo:letter-spacing="normal" fo:font-style="normal" fo:font-weight="normal" style:font-size-asian="11pt" style:font-size-complex="11pt"/>
    </style:style>
    <style:style style:name="T9" style:family="text">
      <style:text-properties fo:font-variant="normal" fo:text-transform="none" style:font-name="arial" fo:letter-spacing="normal" fo:font-style="normal" fo:font-weight="normal"/>
    </style:style>
    <style:style style:name="T10" style:family="text">
      <style:text-properties fo:font-variant="normal" fo:text-transform="none" style:font-name="arial" fo:letter-spacing="normal" fo:font-style="normal" fo:font-weight="normal" officeooo:rsid="00057b5c"/>
    </style:style>
    <style:style style:name="T11" style:family="text">
      <style:text-properties fo:font-variant="normal" fo:text-transform="none" fo:color="#2e3c57" loext:opacity="100%" style:font-name="Inter" fo:font-size="18pt" fo:letter-spacing="normal" fo:font-style="normal" fo:font-weight="bold"/>
    </style:style>
    <style:style style:name="T12" style:family="text">
      <style:text-properties fo:font-variant="normal" fo:text-transform="none" fo:color="#2e3c57" loext:opacity="100%" style:font-name="Inter" fo:font-size="11pt" fo:letter-spacing="normal" fo:font-style="normal" fo:font-weight="bold" style:font-size-asian="11pt" style:font-size-complex="11pt"/>
    </style:style>
    <style:style style:name="T13" style:family="text">
      <style:text-properties fo:font-variant="normal" fo:text-transform="none" fo:color="#2e3c57" loext:opacity="100%" fo:letter-spacing="normal"/>
    </style:style>
    <style:style style:name="T14" style:family="text">
      <style:text-properties fo:font-variant="normal" fo:text-transform="none" fo:color="#2e3c57" loext:opacity="100%" fo:font-size="11pt" fo:letter-spacing="normal" style:font-size-asian="11pt" style:font-size-complex="11pt"/>
    </style:style>
    <style:style style:name="T15" style:family="text">
      <style:text-properties fo:color="#000000" loext:opacity="100%"/>
    </style:style>
    <style:style style:name="T16" style:family="text">
      <style:text-properties fo:color="#000000" loext:opacity="100%" fo:font-size="11pt" style:font-size-asian="11pt" style:font-size-complex="11pt"/>
    </style:style>
    <style:style style:name="T17" style:family="text">
      <style:text-properties fo:color="#000000" loext:opacity="100%" fo:font-size="11pt" officeooo:rsid="00045b80" style:font-size-asian="11pt" style:font-size-complex="11pt"/>
    </style:style>
    <style:style style:name="T18"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SEM: Hemos estado instalando toda el área de trabajo, con aplicaciones como eclipse, ditto, notepad++...</text:p>
      <text:p text:style-name="P1">Durante toda la semana hemos estado trabajando desde eclipse con <text:s/>apache maven, hemos aprendido como se meten dependencias dentro y como realizar correctamente la documentación, con ello nos han enviado una práctica en la que debemos meter una dependencia y realizar un método en java que utilice esta misma, luego crear la documentación modificando y añadiendo algunos aspectos del pom. </text:p>
      <text:p text:style-name="P1">2 SEM:Durante esta semana hemos estado dando clase para aprender sobre GIT, donde hemos visto todo lo que ello engloba. </text:p>
      <text:p text:style-name="P1">Nos han mandado una práctica de GIT que debemos hacer.</text:p>
      <text:p text:style-name="P1">3 SEM:Formación en Base de Datos donde nos han explicado un PowerPoint el cual incluye introducción a bases de datos, los diseños relacionales, tipos de datos, estructuras relacionales... Antes de todo esto ya habíamos instalado todo el entorno de trabajo necesario. Durante de esta semana hemos estado dando Oracle SQL.</text:p>
      <text:p text:style-name="P1">4 SEM:Formación de Oracle SQL PL SQL, nos han mandado una práctica por grupos (institutos) en la que tenemos que diseñar una base de datos y realizar algunas consultas y relaciones específicas. Luego realizar la documentación correspondiente a la base de datos y en esta explicar el sentido de la base de datos, de las relaciones, de las tabalas... también debemos explicar la normalicación que hemos utiliado.</text:p>
      <text:p text:style-name="P1">5 SEM:Hemos visto SQL y PL/SQL.</text:p>
      <text:p text:style-name="P1">6 SEM:PL/SQL y hemos iniciado el taller práctico.</text:p>
      <text:p text:style-name="P1">7 SEM:Hemos aprendido la utilización e implementación de Logback y SLF4J</text:p>
      <text:p text:style-name="P1">8 SEM:Empezamos viendo JAVA desde 0.////Finalización del taller práctico junto a la presentación del mismo apoyada en un pdf.</text:p>
      <text:p text:style-name="P1">9 SEM:Hemos estado repasando PPOO y hemos tenido que hacer un taller práctico que consiste en hacer el juego de pinball(a lo simple).</text:p>
      <text:p text:style-name="P1"/>
      <text:p text:style-name="P1"/>
      <text:p text:style-name="P2"><text:span text:style-name="T1">NTT DATA: </text:span><text:span text:style-name="T6">NTT DATA Corporation es una compañía japonesa de comunicaciones especializada en la integración de sistemas. Es filial de Nippon Telegraph and Telephone, una de las empresas más importantes de Japón.</text:span><text:span text:style-name="T15"> </text:span></text:p>
      <text:p text:style-name="P3"><text:span text:style-name="T9">139.500 (2021)</text:span> <text:span text:style-name="T1">empleados.</text:span></text:p>
      <text:p text:style-name="P2"><text:span text:style-name="T6">2,31 billones JPY (2021)</text:span><text:span text:style-name="T16"> </text:span><text:span text:style-name="T17">ingresos -&gt;</text:span><text:span text:style-name="T12">16.920.285.306,36</text:span><text:span text:style-name="T14"> </text:span><text:span text:style-name="T12">Euros</text:span><text:span text:style-name="T18"> </text:span></text:p>
      <text:p text:style-name="P3"><text:span text:style-name="T10">Filial de NTT DATA Corporation:</text:span><text:span text:style-name="T9">NTT DATA España, anteriormente conocida como Everis es una empresa española, con sede en Madrid, especializada en la consultoría tecnológica.</text:span> </text:p>
      <text:p text:style-name="P4">Sedes en: Madird, Barcelona, Sevilla, Málaga, Valencia, Santander, Alicante, Bilbao y Zaragoz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7T09:38:22.756000000</meta:creation-date>
    <dc:date>2022-05-27T10:11:05.755000000</dc:date>
    <meta:editing-duration>PT12M22S</meta:editing-duration>
    <meta:editing-cycles>1</meta:editing-cycles>
    <meta:document-statistic meta:table-count="0" meta:image-count="0" meta:object-count="0" meta:page-count="1" meta:paragraph-count="16" meta:word-count="368" meta:character-count="2371" meta:non-whitespace-character-count="2013"/>
    <meta:generator>LibreOffice/7.1.5.2$Windows_X86_64 LibreOffice_project/85f04e9f809797b8199d13c421bd8a2b025d52b5</meta:generator>
  </office:meta>
</office:document-meta>
</file>